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0.81mm"/>
    </style:style>
    <style:style style:name="co2" style:family="table-column">
      <style:table-column-properties fo:break-before="auto" style:column-width="11.25mm"/>
    </style:style>
    <style:style style:name="co3" style:family="table-column">
      <style:table-column-properties fo:break-before="auto" style:column-width="79.08mm"/>
    </style:style>
    <style:style style:name="co4" style:family="table-column">
      <style:table-column-properties fo:break-before="auto" style:column-width="21.4mm"/>
    </style:style>
    <style:style style:name="co5" style:family="table-column">
      <style:table-column-properties fo:break-before="auto" style:column-width="258.07mm"/>
    </style:style>
    <style:style style:name="co7" style:family="table-column">
      <style:table-column-properties fo:break-before="auto" style:column-width="22.51mm"/>
    </style:style>
    <style:style style:name="ro2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11.57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7.07m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ce2" style:family="table-cell" style:parent-style-name="Excel_20_Built-in_20_Normal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6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</style:style>
    <style:style style:name="ce8" style:family="table-cell" style:parent-style-name="Excel_20_Built-in_20_Normal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bfbfbf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number-columns-repeated="2" table:default-cell-style-name="ce7"/>
        <table:table-column table:style-name="co7" table:number-columns-repeated="1019" table:default-cell-style-name="ce1"/>
        <table:table-row table:style-name="ro3">
          <table:table-cell/>
          <table:table-cell table:style-name="ce3" office:value-type="string" calcext:value-type="string">
            <text:p>Write address in CV1 to start programmin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 calcext:value-type="string">
            <text:p>CV</text:p>
          </table:table-cell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DEFAULT</text:p>
          </table:table-cell>
          <table:table-cell table:style-name="ce8" office:value-type="string" calcext:value-type="string">
            <text:p>SIGNIFICADO</text:p>
          </table:table-cell>
          <table:table-cell table:style-name="ce8" office:value-type="string" calcext:value-type="string">
            <text:p>MEANING</text:p>
          </table:table-cell>
          <table:table-cell table:number-columns-repeated="101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dule Add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ción módulo</text:p>
          </table:table-cell>
          <table:table-cell office:value-type="string" calcext:value-type="string">
            <text:p>Module Address</text:p>
          </table:table-cell>
          <table:table-cell table:number-columns-repeated="101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Address pin 2 (J5 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úmero de dirección, al escribir esta CV el resto se ponen correlativas</text:p>
          </table:table-cell>
          <table:table-cell office:value-type="string" calcext:value-type="string">
            <text:p>Address number, setting this one the following are correlatively numbered</text:p>
          </table:table-cell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ddress pin 3 <text:s/>(J5 2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úmero de dirección</text:p>
          </table:table-cell>
          <table:table-cell office:value-type="string" calcext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ddress pin 4 <text:s/>(J5 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úmero de dirección</text:p>
          </table:table-cell>
          <table:table-cell office:value-type="string" calcext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Address pin 5 <text:s/>(J5 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úmero de dirección</text:p>
          </table:table-cell>
          <table:table-cell office:value-type="string" calcext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Address pin 6 <text:s/>(J5 5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úmero de dirección</text:p>
          </table:table-cell>
          <table:table-cell office:value-type="string" calcext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Address pin 9 <text:s/>(J5 6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úmero de dirección</text:p>
          </table:table-cell>
          <table:table-cell office:value-type="string" calcext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Address pin 10 <text:s/>(J5 7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úmero de dirección</text:p>
          </table:table-cell>
          <table:table-cell office:value-type="string" calcext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Address pin 11 <text:s/>(J5 8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úmero de dirección</text:p>
          </table:table-cell>
          <table:table-cell office:value-type="string" calcext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Address pin 12 (J6 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úmero de dirección</text:p>
          </table:table-cell>
          <table:table-cell office:value-type="string" calcext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Address pin 13 (J6 2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úmero de dirección</text:p>
          </table:table-cell>
          <table:table-cell office:value-type="string" calcext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Address pin 14 A0 (J6 3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úmero de dirección</text:p>
          </table:table-cell>
          <table:table-cell office:value-type="string" calcext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Address pin 15 A1 (J6 4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úmero de dirección</text:p>
          </table:table-cell>
          <table:table-cell office:value-type="string" calcext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Address pin 16 A2 (J6 5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úmero de dirección</text:p>
          </table:table-cell>
          <table:table-cell office:value-type="string" calcext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Address pin 17 A3 (J6 6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úmero de dirección</text:p>
          </table:table-cell>
          <table:table-cell office:value-type="string" calcext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Address pin 18 A4 (J6 7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úmero de dirección</text:p>
          </table:table-cell>
          <table:table-cell office:value-type="string" calcext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Address pin 19 A5 (J6 8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úmero de dirección</text:p>
          </table:table-cell>
          <table:table-cell office:value-type="string" calcext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Config pin 2 (J5 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Salida normal, 1 Salida invertida, 2 Salida pulso por Thrown, 3 Salida pulso por Straight</text:p>
          </table:table-cell>
          <table:table-cell office:value-type="string" calcext:value-type="string">
            <text:p>0 Output inverse, 1 Output normal, 2 Output pulse thrown, 3 Output pulse straight</text:p>
          </table:table-cell>
          <table:table-cell table:number-columns-repeated="1019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Config pin 3 <text:s/>(J5 2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Salida normal, 1 Salida invertida, 2 Salida pulso por Thrown, 3 Salida pulso por Straight, 4 Salida con fade, 5 Salida con fade invertida</text:p>
          </table:table-cell>
          <table:table-cell office:value-type="string" calcext:value-type="string">
            <text:p>0 Output inverse, 1 Output normal, 2 Output pulse thrown, 3 Output pulse straight, <text:s/>4 Output fade, 5 Output fade inverse</text:p>
          </table:table-cell>
          <table:table-cell table:number-columns-repeated="1019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Config pin 4 <text:s/>(J5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Salida normal, 1 Salida invertida, 2 Salida pulso por Thrown, 3 Salida pulso por Straight</text:p>
          </table:table-cell>
          <table:table-cell office:value-type="string" calcext:value-type="string">
            <text:p>0 Output inverse, 1 Output normal, 2 Output pulse thrown, 3 Output pulse straight</text:p>
          </table:table-cell>
          <table:table-cell table:number-columns-repeated="1019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Config pin 5 <text:s/>(J5 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Salida normal, 1 Salida invertida, 2 Salida pulso por Thrown, 3 Salida pulso por Straight, 4 Salida con fade, 5 Salida con fade invertida</text:p>
          </table:table-cell>
          <table:table-cell office:value-type="string" calcext:value-type="string">
            <text:p>0 Output inverse, 1 Output normal, 2 Output pulse thrown, 3 Output pulse straight, <text:s/>4 Output fade, 5 Output fade inverse</text:p>
          </table:table-cell>
          <table:table-cell table:number-columns-repeated="1019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Config pin 6 <text:s/>(J5 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Salida normal, 1 Salida invertida, 2 Salida pulso por Thrown, 3 Salida pulso por Straight, 4 Salida con fade, 5 Salida con fade invertida</text:p>
          </table:table-cell>
          <table:table-cell office:value-type="string" calcext:value-type="string">
            <text:p>0 Output inverse, 1 Output normal, 2 Output pulse thrown, 3 Output pulse straight, <text:s/>4 Output fade, 5 Output fade inverse</text:p>
          </table:table-cell>
          <table:table-cell table:number-columns-repeated="1019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Config pin 9 <text:s/>(J5 6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Salida normal, 1 Salida invertida, 2 Salida pulso por Thrown, 3 Salida pulso por Straight, 4 Salida con fade, 5 Salida con fade invertida</text:p>
          </table:table-cell>
          <table:table-cell office:value-type="string" calcext:value-type="string">
            <text:p>0 Output inverse, 1 Output normal, 2 Output pulse thrown, 3 Output pulse straight, <text:s/>4 Output fade, 5 Output fade inverse</text:p>
          </table:table-cell>
          <table:table-cell table:number-columns-repeated="1019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Config pin 10 <text:s/>(J5 7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Salida normal, 1 Salida invertida, 2 Salida pulso por Thrown, 3 Salida pulso por Straight, 4 Salida con fade, 5 Salida con fade invertida</text:p>
          </table:table-cell>
          <table:table-cell office:value-type="string" calcext:value-type="string">
            <text:p>0 Output inverse, 1 Output normal, 2 Output pulse thrown, 3 Output pulse straight, <text:s/>4 Output fade, 5 Output fade inverse</text:p>
          </table:table-cell>
          <table:table-cell table:number-columns-repeated="1019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Config pin 11 <text:s/>(J5 8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Salida normal, 1 Salida invertida, 2 Salida pulso por Thrown, 3 Salida pulso por Straight, 4 Salida con fade, 5 Salida con fade invertida</text:p>
          </table:table-cell>
          <table:table-cell office:value-type="string" calcext:value-type="string">
            <text:p>0 Output inverse, 1 Output normal, 2 Output pulse thrown, 3 Output pulse straight, <text:s/>4 Output fade, 5 Output fade inverse</text:p>
          </table:table-cell>
          <table:table-cell table:number-columns-repeated="1019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Config pin 12 (J6 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Salida normal, 1 Salida invertida, 2 Salida pulso por Thrown, 3 Salida pulso por Straight</text:p>
          </table:table-cell>
          <table:table-cell office:value-type="string" calcext:value-type="string">
            <text:p>0 Output inverse, 1 Output normal, 2 Output pulse thrown, 3 Output pulse straight</text:p>
          </table:table-cell>
          <table:table-cell table:number-columns-repeated="1019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Config pin 13 (J6 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Salida normal, 1 Salida invertida, 2 Salida pulso por Thrown, 3 Salida pulso por Straight</text:p>
          </table:table-cell>
          <table:table-cell office:value-type="string" calcext:value-type="string">
            <text:p>0 Output inverse, 1 Output normal, 2 Output pulse thrown, 3 Output pulse straight</text:p>
          </table:table-cell>
          <table:table-cell table:number-columns-repeated="1019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Config pin 14 A0 (J6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Salida normal, 1 Salida invertida, 2 Salida pulso por Thrown, 3 Salida pulso por Straight</text:p>
          </table:table-cell>
          <table:table-cell office:value-type="string" calcext:value-type="string">
            <text:p>0 Output inverse, 1 Output normal, 2 Output pulse thrown, 3 Output pulse straight</text:p>
          </table:table-cell>
          <table:table-cell table:number-columns-repeated="1019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Config pin 15 A1 (J6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Salida normal, 1 Salida invertida, 2 Salida pulso por Thrown, 3 Salida pulso por Straight</text:p>
          </table:table-cell>
          <table:table-cell office:value-type="string" calcext:value-type="string">
            <text:p>0 Output inverse, 1 Output normal, 2 Output pulse thrown, 3 Output pulse straight</text:p>
          </table:table-cell>
          <table:table-cell table:number-columns-repeated="1019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Config pin 16 A2 (J6 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Salida normal, 1 Salida invertida, 2 Salida pulso por Thrown, 3 Salida pulso por Straight</text:p>
          </table:table-cell>
          <table:table-cell office:value-type="string" calcext:value-type="string">
            <text:p>0 Output inverse, 1 Output normal, 2 Output pulse thrown, 3 Output pulse straight</text:p>
          </table:table-cell>
          <table:table-cell table:number-columns-repeated="1019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Config pin 17 A3 (J6 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Salida normal, 1 Salida invertida, 2 Salida pulso por Thrown, 3 Salida pulso por Straight</text:p>
          </table:table-cell>
          <table:table-cell office:value-type="string" calcext:value-type="string">
            <text:p>0 Output inverse, 1 Output normal, 2 Output pulse thrown, 3 Output pulse straight</text:p>
          </table:table-cell>
          <table:table-cell table:number-columns-repeated="1019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Config pin 18 A4 (J6 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Salida normal, 1 Salida invertida, 2 Salida pulso por Thrown, 3 Salida pulso por Straight</text:p>
          </table:table-cell>
          <table:table-cell office:value-type="string" calcext:value-type="string">
            <text:p>0 Output inverse, 1 Output normal, 2 Output pulse thrown, 3 Output pulse straight</text:p>
          </table:table-cell>
          <table:table-cell table:number-columns-repeated="1019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Config pin 19 A5 (J6 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Salida normal, 1 Salida invertida, 2 Salida pulso por Thrown, 3 Salida pulso por Straight</text:p>
          </table:table-cell>
          <table:table-cell office:value-type="string" calcext:value-type="string">
            <text:p>0 Output inverse, 1 Output normal, 2 Output pulse thrown, 3 Output pulse straight</text:p>
          </table:table-cell>
          <table:table-cell table:number-columns-repeated="1019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Max intensity pin 3 (J5 2 - fade)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alor de intensidad máxima si la salida esta configurada de tipo fade</text:p>
          </table:table-cell>
          <table:table-cell office:value-type="string" calcext:value-type="string">
            <text:p>Maximum intensity for the output if configured as Fade</text:p>
          </table:table-cell>
          <table:table-cell table:number-columns-repeated="1019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Max intensity pin 5 <text:s/>(J5 4 - fade)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alor de intensidad máxima si la salida esta configurada de tipo fade</text:p>
          </table:table-cell>
          <table:table-cell office:value-type="string" calcext:value-type="string">
            <text:p>Maximum intensity for the output if configured as Fade</text:p>
          </table:table-cell>
          <table:table-cell table:number-columns-repeated="1019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Max intensity pin 6 <text:s/>(J5 5 - fade)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alor de intensidad máxima si la salida esta configurada de tipo fade</text:p>
          </table:table-cell>
          <table:table-cell office:value-type="string" calcext:value-type="string">
            <text:p>Maximum intensity for the output if configured as Fade</text:p>
          </table:table-cell>
          <table:table-cell table:number-columns-repeated="1019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Max intensity pin 9 <text:s/>(J5 6 - fade)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alor de intensidad máxima si la salida esta configurada de tipo fade</text:p>
          </table:table-cell>
          <table:table-cell office:value-type="string" calcext:value-type="string">
            <text:p>Maximum intensity for the output if configured as Fade</text:p>
          </table:table-cell>
          <table:table-cell table:number-columns-repeated="1019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Max intensity pin 10 <text:s/>(J5 7 - fade)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alor de intensidad máxima si la salida esta configurada de tipo fade</text:p>
          </table:table-cell>
          <table:table-cell office:value-type="string" calcext:value-type="string">
            <text:p>Maximum intensity for the output if configured as Fade</text:p>
          </table:table-cell>
          <table:table-cell table:number-columns-repeated="1019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Max intensity pin 11 <text:s/>(J5 8 - fade)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alor de intensidad máxima si la salida esta configurada de tipo fade</text:p>
          </table:table-cell>
          <table:table-cell office:value-type="string" calcext:value-type="string">
            <text:p>Maximum intensity for the output if configured as Fade</text:p>
          </table:table-cell>
          <table:table-cell table:number-columns-repeated="1019"/>
        </table:table-row>
        <table:table-row table:style-name="ro6">
          <table:table-cell office:value-type="float" office:value="40" calcext:value-type="float">
            <text:p>40</text:p>
          </table:table-cell>
          <table:table-cell office:value-type="string" calcext:value-type="string">
            <text:p>Fade spe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lisegundos entre cada cambio de 1 unidad de intensidad. Si ponemos 10 milisegundos y tenemos la intensidad maxima, tardará 2560 milisegundos en hacer el fade, es decir 2.5 segundos</text:p>
          </table:table-cell>
          <table:table-cell office:value-type="string" calcext:value-type="string">
            <text:p>Milliseconds to wait between each intensity step change. If we set 10 milliseconds and we have the maximum intensity (255), it will take 2550 milliseconds to turn on or off.</text:p>
          </table:table-cell>
          <table:table-cell table:number-columns-repeated="1019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Address first sou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rección primer sonido (0=sin sonido)</text:p>
          </table:table-cell>
          <table:table-cell office:value-type="string" calcext:value-type="string">
            <text:p>Address to assign to the first sound (0 = no sound)</text:p>
          </table:table-cell>
          <table:table-cell table:number-columns-repeated="1019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Number of soun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úmero de sonidos (maximo 30)</text:p>
          </table:table-cell>
          <table:table-cell office:value-type="string" calcext:value-type="string">
            <text:p>Number of sounds (30 maximum)</text:p>
          </table:table-cell>
          <table:table-cell table:number-columns-repeated="1019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MP3 Master Volume (0 to 30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olumen por defecto MP3 (0 - 30)</text:p>
          </table:table-cell>
          <table:table-cell office:value-type="string" calcext:value-type="string">
            <text:p>Master Volume MP3 (0 - 30)</text:p>
          </table:table-cell>
          <table:table-cell table:number-columns-repeated="1019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Sound Source (0=SD card, 1=SPI, 2=Udisk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igen Sonidos (0=SD card, 1=SPI, 2=USB)</text:p>
          </table:table-cell>
          <table:table-cell table:style-name="ce1" office:value-type="string" calcext:value-type="string">
            <text:p>Sound Source (0=SD card, 1=SPI, 2=Udisk)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Output number to stop sounds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Numero de salida para STOP sonido</text:p>
          </table:table-cell>
          <table:table-cell table:style-name="ce1" office:value-type="string" calcext:value-type="string">
            <text:p>Output number to stop sounds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Output number to play all random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Número de salida para reproducir aleatoriamente los ficheros</text:p>
          </table:table-cell>
          <table:table-cell table:style-name="ce1" office:value-type="string" calcext:value-type="string">
            <text:p>Output number to play all files in random mo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0-79</text:p>
          </table:table-cell>
          <table:table-cell office:value-type="string" calcext:value-type="string">
            <text:p>Volume, priority and play mode of each sound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Calcular el volumen deseado (0-30). Sumar 32 si es un sonido ambiente (sin preferencia). Sumar 64 si lo queremos escuchar en bucle.</text:p>
          </table:table-cell>
          <table:table-cell table:style-name="ce1" office:value-type="string" calcext:value-type="string">
            <text:p>Calculate the desired volume (0-30). Add 256 if it's a no preference sound (ambient sound). Add 512 if you want to play it in a loop.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" office:value-type="string" calcext:value-type="string">
            <text:p>Con valor 0 de volumen se utiliza el volumen por defecto.</text:p>
          </table:table-cell>
          <table:table-cell table:style-name="ce1" office:value-type="string" calcext:value-type="string">
            <text:p>Volume equal to 0 means master volume will be used.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Config command:</text:p>
          </table:table-cell>
          <table:table-cell/>
          <table:table-cell office:value-type="string" calcext:value-type="string">
            <text:p>10-Copia USB-&gt;SPI, 99 - Reset modulo</text:p>
          </table:table-cell>
          <table:table-cell office:value-type="string" calcext:value-type="string">
            <text:p>10-Copy USB-&gt;SPI, 99 - Rese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7" table:number-rows-repeated="2">
          <table:table-cell/>
          <table:table-cell table:style-name="ce4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 table:print="false">
        <table:table-column table:style-name="co6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Hoja3" table:style-name="ta3" table:print="false">
        <table:table-column table:style-name="co6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expression table:name="LOCAL_MYSQL_DATE_FORMAT" table:base-cell-address="$Hoja1.$A$1" table:expression="REPT(local_year_format;4)&amp;local_date_separator&amp;REPT(local_month_format;2)&amp;local_date_separator&amp;REPT(local_day_format;2)&amp;&quot; &quot;&amp;REPT(local_hour_format;2)&amp;local_time_separator&amp;REPT(local_minute_format;2)&amp;local_time_separator&amp;REPT(local_second_format;2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000" number:language="es" number:country="ES">
      <number:number number:min-integer-digits="1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6:53:08.06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 LibreOffice_project/f82d347ccc0be322489bf7da61d7e4ad13fe2ff3</meta:generator>
    <dc:date>2017-12-08T17:02:49.140000000</dc:date>
    <meta:editing-duration>PT1H50M47S</meta:editing-duration>
    <meta:editing-cycles>7</meta:editing-cycles>
    <meta:document-statistic meta:table-count="3" meta:cell-count="247" meta:object-count="0"/>
  </office:meta>
</office:document-meta>
</file>